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64ec" officeooo:paragraph-rsid="001064ec"/>
    </style:style>
    <style:style style:name="P2" style:family="paragraph" style:parent-style-name="Standard">
      <style:paragraph-properties fo:text-align="center" style:justify-single-word="false"/>
      <style:text-properties officeooo:rsid="001064ec" officeooo:paragraph-rsid="001064ec"/>
    </style:style>
    <style:style style:name="P3" style:family="paragraph" style:parent-style-name="Standard">
      <style:text-properties fo:font-style="italic" officeooo:rsid="001064ec" officeooo:paragraph-rsid="001064ec" style:font-style-asian="italic" style:font-style-complex="italic"/>
    </style:style>
    <style:style style:name="P4" style:family="paragraph" style:parent-style-name="Standard">
      <style:text-properties officeooo:rsid="001c3be0" officeooo:paragraph-rsid="001064ec"/>
    </style:style>
    <style:style style:name="P5" style:family="paragraph" style:parent-style-name="Standard">
      <style:text-properties officeooo:rsid="0013b813" officeooo:paragraph-rsid="001064ec"/>
    </style:style>
    <style:style style:name="P6" style:family="paragraph" style:parent-style-name="Standard">
      <style:text-properties officeooo:rsid="00157059" officeooo:paragraph-rsid="001064ec"/>
    </style:style>
    <style:style style:name="P7" style:family="paragraph" style:parent-style-name="Standard">
      <style:text-properties fo:font-size="10pt" officeooo:rsid="00157059" officeooo:paragraph-rsid="001064ec" style:font-size-asian="10pt" style:font-size-complex="10pt"/>
    </style:style>
    <style:style style:name="P8" style:family="paragraph" style:parent-style-name="Standard">
      <style:text-properties fo:font-size="10pt" officeooo:rsid="001677bb" officeooo:paragraph-rsid="001064ec" style:font-size-asian="10pt" style:font-size-complex="10pt"/>
    </style:style>
    <style:style style:name="P9" style:family="paragraph" style:parent-style-name="Standard">
      <style:text-properties officeooo:rsid="00194ad1" officeooo:paragraph-rsid="001064ec"/>
    </style:style>
    <style:style style:name="P10" style:family="paragraph" style:parent-style-name="Standard">
      <style:text-properties officeooo:rsid="001677bb" officeooo:paragraph-rsid="001064ec"/>
    </style:style>
    <style:style style:name="P11" style:family="paragraph" style:parent-style-name="Standard">
      <style:text-properties officeooo:rsid="001af5e5" officeooo:paragraph-rsid="001064ec"/>
    </style:style>
    <style:style style:name="P12" style:family="paragraph" style:parent-style-name="Standard">
      <style:text-properties officeooo:rsid="001af5e5" officeooo:paragraph-rsid="00124c78"/>
    </style:style>
    <style:style style:name="P13" style:family="paragraph" style:parent-style-name="Text_20_body">
      <style:text-properties style:font-name="LiberationSerif" fo:font-size="12pt" officeooo:rsid="0012652d" officeooo:paragraph-rsid="001064ec"/>
    </style:style>
    <style:style style:name="P14" style:family="paragraph" style:parent-style-name="Text_20_body">
      <style:text-properties style:font-name="LiberationSerif" fo:font-size="12pt" officeooo:rsid="0013b813" officeooo:paragraph-rsid="001064ec"/>
    </style:style>
    <style:style style:name="P15" style:family="paragraph" style:parent-style-name="Text_20_body">
      <style:text-properties style:font-name="LiberationSerif" fo:font-size="12pt" officeooo:paragraph-rsid="001064ec"/>
    </style:style>
    <style:style style:name="T1" style:family="text">
      <style:text-properties officeooo:rsid="001064ec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7e5ce"/>
    </style:style>
    <style:style style:name="T4" style:family="text">
      <style:text-properties style:text-position="sub 58%" style:text-underline-style="solid" style:text-underline-width="auto" style:text-underline-color="font-color"/>
    </style:style>
    <style:style style:name="T5" style:family="text">
      <style:text-properties style:text-position="sub 58%" style:text-underline-style="solid" style:text-underline-width="auto" style:text-underline-color="font-color" officeooo:rsid="0017e5ce"/>
    </style:style>
    <style:style style:name="T6" style:family="text">
      <style:text-properties style:text-position="sub 58%" style:text-underline-style="solid" style:text-underline-width="auto" style:text-underline-color="font-color" officeooo:rsid="00194ad1"/>
    </style:style>
    <style:style style:name="T7" style:family="text">
      <style:text-properties style:text-position="sub 58%" style:text-underline-style="solid" style:text-underline-width="auto" style:text-underline-color="font-color" officeooo:rsid="00188923"/>
    </style:style>
    <style:style style:name="T8" style:family="text">
      <style:text-properties style:text-position="sub 58%" fo:font-size="10pt" style:font-size-asian="10pt" style:font-size-complex="10pt"/>
    </style:style>
    <style:style style:name="T9" style:family="text">
      <style:text-properties style:text-position="sub 58%" fo:font-size="10pt" officeooo:rsid="0017e5ce" style:font-size-asian="10pt" style:font-size-complex="10pt"/>
    </style:style>
    <style:style style:name="T10" style:family="text">
      <style:text-properties style:text-position="sub 58%" fo:font-size="10pt" officeooo:rsid="00194ad1" style:font-size-asian="10pt" style:font-size-complex="10pt"/>
    </style:style>
    <style:style style:name="T11" style:family="text">
      <style:text-properties style:text-position="sub 58%" officeooo:rsid="00188923"/>
    </style:style>
    <style:style style:name="T12" style:family="text">
      <style:text-properties style:text-position="sub 58%" officeooo:rsid="00194ad1"/>
    </style:style>
    <style:style style:name="T13" style:family="text">
      <style:text-properties officeooo:rsid="001677bb"/>
    </style:style>
    <style:style style:name="T14" style:family="text">
      <style:text-properties officeooo:rsid="00157059"/>
    </style:style>
    <style:style style:name="T15" style:family="text">
      <style:text-properties officeooo:rsid="00194ad1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677bb"/>
    </style:style>
    <style:style style:name="T18" style:family="text">
      <style:text-properties style:text-underline-style="solid" style:text-underline-width="auto" style:text-underline-color="font-color" officeooo:rsid="0017e5ce"/>
    </style:style>
    <style:style style:name="T19" style:family="text">
      <style:text-properties style:text-underline-style="solid" style:text-underline-width="auto" style:text-underline-color="font-color" officeooo:rsid="00194ad1"/>
    </style:style>
    <style:style style:name="T20" style:family="text">
      <style:text-properties style:text-underline-style="solid" style:text-underline-width="auto" style:text-underline-color="font-color" officeooo:rsid="00188923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7e5ce" style:font-size-asian="10pt" style:font-size-complex="10pt"/>
    </style:style>
    <style:style style:name="T23" style:family="text">
      <style:text-properties fo:font-size="10pt" officeooo:rsid="00194ad1" style:font-size-asian="10pt" style:font-size-complex="10pt"/>
    </style:style>
    <style:style style:name="T24" style:family="text">
      <style:text-properties officeooo:rsid="0013b813"/>
    </style:style>
    <style:style style:name="T25" style:family="text">
      <style:text-properties officeooo:rsid="00188923"/>
    </style:style>
    <style:style style:name="T26" style:family="text">
      <style:text-properties officeooo:rsid="0017e5ce"/>
    </style:style>
    <style:style style:name="T27" style:family="text">
      <style:text-properties officeooo:rsid="00124c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ing Probabilities to<text:line-break/>Boolean Functions</text:p>
      <text:p text:style-name="P2">by Sven Nilsen, 2017</text:p>
      <text:p text:style-name="P1"/>
      <text:p text:style-name="P3">Here I represent a method to assign a probability to all boolean functions. The probability of a function returning “true” is calculated from independently randomized inputs.</text:p>
      <text:p text:style-name="P1"/>
      <text:p text:style-name="P13">All boolean functions can be constructed using a higher order <text:span text:style-name="T1">function </text:span>`if`: </text:p>
      <text:p text:style-name="P15"><text:tab/>if := \(a, b) = \(c) = if c { a } else { b }</text:p>
      <text:p text:style-name="P14">For example:</text:p>
      <text:p text:style-name="P14"><text:tab/>if(false, false) &lt;=&gt; false<text:span text:style-name="T3">1</text:span><text:line-break/><text:tab/>if(false, true) &lt;=&gt; not<text:line-break/><text:tab/>if(true, false) &lt;=&gt; id<text:line-break/><text:tab/>if(true, true) &lt;=&gt; true<text:span text:style-name="T2">1</text:span><text:line-break/><text:tab/>if(id, false<text:span text:style-name="T2">1</text:span>) &lt;=&gt; and</text:p>
      <text:p text:style-name="P5">This <text:span text:style-name="T1">construction </text:span>can be used to define a unique probability that <text:span text:style-name="T1">a</text:span> boolean function returns “true” from input bias. <text:span text:style-name="T1">An input bias is a probability of the value being `true`.</text:span></text:p>
      <text:p text:style-name="P5"/>
      <text:p text:style-name="P6">First we define the probability for “<text:span text:style-name="T13">false” and “true”:</text:span></text:p>
      <text:p text:style-name="P5"/>
      <text:p text:style-name="P5"><text:tab/>P(false) = 0</text:p>
      <text:p text:style-name="P5"><text:tab/>P(true) = 1</text:p>
      <text:p text:style-name="P5"/>
      <text:p text:style-name="P5">To define a probability for all boolean functions, it is sufficient to define it for `if`:</text:p>
      <text:p text:style-name="P5"/>
      <text:p text:style-name="P5"><text:tab/>P(if(A, B)<text:span text:style-name="T14">(x)</text:span>) = <text:span text:style-name="T13">P(</text:span>x<text:span text:style-name="T13">)</text:span>·P(A) + (1-<text:span text:style-name="T13">P(</text:span>x<text:span text:style-name="T13">)</text:span>)·P(B)</text:p>
      <text:p text:style-name="P5"/>
      <text:p text:style-name="P6"><text:span text:style-name="T15">Proofs of all functions of type `bool → bool`</text:span>:</text:p>
      <text:p text:style-name="P6"/>
      <text:p text:style-name="P6"><text:tab/><text:span text:style-name="T16">P(false</text:span><text:span text:style-name="T4">1</text:span><text:span text:style-name="T16">(x)) = 0:</text:span></text:p>
      <text:p text:style-name="P6"><text:tab/><text:span text:style-name="T21">P(false</text:span><text:span text:style-name="T8">1</text:span><text:span text:style-name="T21">(x))</text:span></text:p>
      <text:p text:style-name="P7"><text:tab/>P(if(false, false)(x))</text:p>
      <text:p text:style-name="P7"><text:tab/><text:span text:style-name="T13">P(</text:span>x<text:span text:style-name="T13">)·</text:span>P(false) + (1-<text:span text:style-name="T13">P(</text:span>x<text:span text:style-name="T13">)</text:span>)<text:span text:style-name="T24">·</text:span>P(false)</text:p>
      <text:p text:style-name="P7"><text:tab/><text:span text:style-name="T13">P(</text:span>x<text:span text:style-name="T13">)·</text:span>0 + (1-<text:span text:style-name="T13">P(</text:span>x<text:span text:style-name="T13">)</text:span>)<text:span text:style-name="T24">·</text:span>0</text:p>
      <text:p text:style-name="P7"><text:tab/>0</text:p>
      <text:p text:style-name="P6"/>
      <text:p text:style-name="P6"><text:tab/><text:span text:style-name="T16">P(not(x)) = 1-</text:span><text:span text:style-name="T17">P(</text:span><text:span text:style-name="T16">x</text:span><text:span text:style-name="T17">)</text:span><text:span text:style-name="T16">:</text:span></text:p>
      <text:p text:style-name="P6"><text:tab/><text:span text:style-name="T21">P(not(x))</text:span></text:p>
      <text:p text:style-name="P7"><text:tab/>P(if(false, true)(x))</text:p>
      <text:p text:style-name="P7"><text:tab/><text:span text:style-name="T13">P(</text:span>x<text:span text:style-name="T13">)·</text:span>P(false) + (1-<text:span text:style-name="T13">P(x)</text:span>)<text:span text:style-name="T24">·</text:span>P(true)</text:p>
      <text:p text:style-name="P7"><text:tab/><text:span text:style-name="T13">P(</text:span>x<text:span text:style-name="T13">)·</text:span>0 + (1-<text:span text:style-name="T13">P(</text:span>x<text:span text:style-name="T13">)</text:span>)<text:span text:style-name="T24">·</text:span>1</text:p>
      <text:p text:style-name="P7"><text:tab/>1-<text:span text:style-name="T13">P(</text:span>x<text:span text:style-name="T13">)</text:span></text:p>
      <text:p text:style-name="P6"><text:soft-page-break/></text:p>
      <text:p text:style-name="P6"><text:tab/><text:span text:style-name="T16">P(id(x)) = </text:span><text:span text:style-name="T17">P(</text:span><text:span text:style-name="T16">x</text:span><text:span text:style-name="T17">)</text:span><text:span text:style-name="T16">:</text:span></text:p>
      <text:p text:style-name="P6"><text:tab/><text:span text:style-name="T21">P(id(x))</text:span></text:p>
      <text:p text:style-name="P7"><text:tab/>P(if(true, false)(x))</text:p>
      <text:p text:style-name="P7"><text:tab/><text:span text:style-name="T25">P(</text:span>x<text:span text:style-name="T25">)·</text:span>P(true) + (1-<text:span text:style-name="T25">P(</text:span>x<text:span text:style-name="T25">)</text:span>)<text:span text:style-name="T24">·</text:span>P(false)</text:p>
      <text:p text:style-name="P7"><text:tab/><text:span text:style-name="T25">P(</text:span>x<text:span text:style-name="T25">)·</text:span>1 + (1-<text:span text:style-name="T25">P(</text:span>x<text:span text:style-name="T25">)</text:span>)<text:span text:style-name="T24">·</text:span>0</text:p>
      <text:p text:style-name="P7"><text:tab/><text:span text:style-name="T25">P(</text:span>x<text:span text:style-name="T25">)</text:span></text:p>
      <text:p text:style-name="P6"/>
      <text:p text:style-name="P6"><text:tab/><text:span text:style-name="T16">P(true</text:span><text:span text:style-name="T4">1</text:span><text:span text:style-name="T16">(x)) = 1:</text:span></text:p>
      <text:p text:style-name="P6"><text:tab/><text:span text:style-name="T21">P(true</text:span><text:span text:style-name="T8">1</text:span><text:span text:style-name="T21">(x))</text:span></text:p>
      <text:p text:style-name="P7"><text:tab/>P(if(true, true)(x))</text:p>
      <text:p text:style-name="P7"><text:tab/><text:span text:style-name="T25">P(</text:span>x<text:span text:style-name="T25">)·</text:span>P(true) + (1-<text:span text:style-name="T25">P(</text:span>x<text:span text:style-name="T25">)</text:span>)<text:span text:style-name="T24">·</text:span>P(true)</text:p>
      <text:p text:style-name="P7"><text:tab/><text:span text:style-name="T25">P(</text:span>x<text:span text:style-name="T25">)·</text:span>1 + (1-<text:span text:style-name="T25">P(</text:span>x<text:span text:style-name="T25">)</text:span>)<text:span text:style-name="T24">·</text:span>1</text:p>
      <text:p text:style-name="P7"><text:tab/><text:span text:style-name="T25">P(</text:span>x<text:span text:style-name="T25">)</text:span> + 1 – <text:span text:style-name="T25">P(</text:span>x<text:span text:style-name="T25">)</text:span></text:p>
      <text:p text:style-name="P7"><text:tab/>1</text:p>
      <text:p text:style-name="P6"/>
      <text:p text:style-name="P9">The function `and` is important in probability theory because it takes the product of input bias<text:span text:style-name="T27">es</text:span>:</text:p>
      <text:p text:style-name="P6"/>
      <text:p text:style-name="P10"><text:tab/><text:span text:style-name="T18">P(and(x</text:span><text:span text:style-name="T5">0</text:span><text:span text:style-name="T18">, x</text:span><text:span text:style-name="T5">1</text:span><text:span text:style-name="T18">)) = P(x</text:span><text:span text:style-name="T5">0</text:span><text:span text:style-name="T18">)·P(x</text:span><text:span text:style-name="T5">1</text:span><text:span text:style-name="T18">):</text:span></text:p>
      <text:p text:style-name="P10"><text:tab/><text:span text:style-name="T22">P(and(x</text:span><text:span text:style-name="T9">0</text:span><text:span text:style-name="T22">, x</text:span><text:span text:style-name="T9">1</text:span><text:span text:style-name="T22">))</text:span></text:p>
      <text:p text:style-name="P8"><text:tab/><text:span text:style-name="T26">P(if(id, false</text:span><text:span text:style-name="T3">1</text:span><text:span text:style-name="T26">)(x</text:span><text:span text:style-name="T3">0</text:span><text:span text:style-name="T26">, x</text:span><text:span text:style-name="T3">1</text:span><text:span text:style-name="T26">))</text:span></text:p>
      <text:p text:style-name="P8"><text:tab/><text:span text:style-name="T25">P(x</text:span><text:span text:style-name="T11">0</text:span><text:span text:style-name="T25">)·P(id(x</text:span><text:span text:style-name="T11">1</text:span><text:span text:style-name="T25">)) + (1-P(x</text:span><text:span text:style-name="T11">0</text:span><text:span text:style-name="T25">))·P(false</text:span><text:span text:style-name="T11">1</text:span><text:span text:style-name="T25">(x</text:span><text:span text:style-name="T11">1</text:span><text:span text:style-name="T25">))</text:span></text:p>
      <text:p text:style-name="P8"><text:tab/><text:span text:style-name="T25">P(x</text:span><text:span text:style-name="T11">0</text:span><text:span text:style-name="T25">)·P(x</text:span><text:span text:style-name="T11">1</text:span><text:span text:style-name="T25">) + (1-P(x</text:span><text:span text:style-name="T11">0</text:span><text:span text:style-name="T25">))·0</text:span></text:p>
      <text:p text:style-name="P8"><text:tab/><text:span text:style-name="T25">P(x</text:span><text:span text:style-name="T11">0</text:span><text:span text:style-name="T25">)·P(x</text:span><text:span text:style-name="T11">1</text:span><text:span text:style-name="T25">)</text:span></text:p>
      <text:p text:style-name="P10"/>
      <text:p text:style-name="P11">The function `or` has two commonly used forms, one that takes the sum:</text:p>
      <text:p text:style-name="P10"/>
      <text:p text:style-name="P10"><text:tab/><text:span text:style-name="T19">P(or(x</text:span><text:span text:style-name="T6">0</text:span><text:span text:style-name="T19">, x1)) = P(x</text:span><text:span text:style-name="T6">0</text:span><text:span text:style-name="T19">) + P(x</text:span><text:span text:style-name="T6">1</text:span><text:span text:style-name="T19">) – P(x</text:span><text:span text:style-name="T6">0</text:span><text:span text:style-name="T19">)·P(x</text:span><text:span text:style-name="T6">1</text:span><text:span text:style-name="T19">):</text:span></text:p>
      <text:p text:style-name="P10"><text:tab/><text:span text:style-name="T23">P(or(x</text:span><text:span text:style-name="T10">0</text:span><text:span text:style-name="T23">, x1))</text:span></text:p>
      <text:p text:style-name="P8"><text:tab/><text:span text:style-name="T15">P(if(true</text:span><text:span text:style-name="T12">1</text:span><text:span text:style-name="T15">, id)(x</text:span><text:span text:style-name="T12">0</text:span><text:span text:style-name="T15">, x</text:span><text:span text:style-name="T12">1</text:span><text:span text:style-name="T15">))</text:span></text:p>
      <text:p text:style-name="P8"><text:tab/><text:span text:style-name="T15">P(x</text:span><text:span text:style-name="T12">0</text:span><text:span text:style-name="T15">)·P(true</text:span><text:span text:style-name="T12">1</text:span><text:span text:style-name="T15">(x</text:span><text:span text:style-name="T12">1</text:span><text:span text:style-name="T15">)) + (1-P(x</text:span><text:span text:style-name="T12">0</text:span><text:span text:style-name="T15">))·P(id(x</text:span><text:span text:style-name="T12">1</text:span><text:span text:style-name="T15">))</text:span></text:p>
      <text:p text:style-name="P8"><text:tab/><text:span text:style-name="T15">P(x</text:span><text:span text:style-name="T12">0</text:span><text:span text:style-name="T15">)·1 + (1-P(x</text:span><text:span text:style-name="T12">0</text:span><text:span text:style-name="T15">))·P(x</text:span><text:span text:style-name="T12">1</text:span><text:span text:style-name="T15">)</text:span></text:p>
      <text:p text:style-name="P8"><text:tab/><text:span text:style-name="T15">P(x</text:span><text:span text:style-name="T12">0</text:span><text:span text:style-name="T15">) + P(x</text:span><text:span text:style-name="T12">1</text:span><text:span text:style-name="T15">) – P(x</text:span><text:span text:style-name="T12">0</text:span><text:span text:style-name="T15">)·P(x</text:span><text:span text:style-name="T12">1</text:span><text:span text:style-name="T15">)</text:span></text:p>
      <text:p text:style-name="P12"/>
      <text:p text:style-name="P12"><text:span text:style-name="T27">O</text:span>ne that uses <text:span text:style-name="T27">the</text:span> symmetric path `<text:span text:style-name="T27">and[</text:span>not<text:span text:style-name="T27">] &lt;=&gt; or</text:span>`:</text:p>
      <text:p text:style-name="P10"/>
      <text:p text:style-name="P10"><text:tab/><text:span text:style-name="T20">P(or(x</text:span><text:span text:style-name="T7">0</text:span><text:span text:style-name="T20">, x1)) = 1 – (1-P(x</text:span><text:span text:style-name="T7">0</text:span><text:span text:style-name="T20">))·(1-P(x</text:span><text:span text:style-name="T7">1</text:span><text:span text:style-name="T20">)):</text:span></text:p>
      <text:p text:style-name="P10"><text:tab/><text:span text:style-name="T23">P(or(x</text:span><text:span text:style-name="T10">0</text:span><text:span text:style-name="T23">, x</text:span><text:span text:style-name="T10">1</text:span><text:span text:style-name="T23">))</text:span></text:p>
      <text:p text:style-name="P8"><text:tab/><text:span text:style-name="T25">P(not(and(not(x</text:span><text:span text:style-name="T11">0</text:span><text:span text:style-name="T25">), not(x</text:span><text:span text:style-name="T11">1</text:span><text:span text:style-name="T25">)))</text:span></text:p>
      <text:p text:style-name="P8"><text:tab/><text:span text:style-name="T25">1 – P(and(not(x</text:span><text:span text:style-name="T11">0</text:span><text:span text:style-name="T25">), not(x</text:span><text:span text:style-name="T11">1</text:span><text:span text:style-name="T25">))</text:span></text:p>
      <text:p text:style-name="P8"><text:tab/><text:span text:style-name="T25">1 – P(not(x</text:span><text:span text:style-name="T11">0</text:span><text:span text:style-name="T25">))·P(not(x</text:span><text:span text:style-name="T11">1</text:span><text:span text:style-name="T25">))</text:span></text:p>
      <text:p text:style-name="P8"><text:tab/><text:span text:style-name="T25">1 – (1-P(x</text:span><text:span text:style-name="T11">0</text:span><text:span text:style-name="T25">))·(1-P(x</text:span><text:span text:style-name="T11">1</text:span><text:span text:style-name="T25">))</text:span></text:p>
      <text:p text:style-name="P10"/>
      <text:p text:style-name="P4">The second form for `or`, <text:span text:style-name="T27">the one that uses the symmetric path,</text:span> has the advantage that it is easier to generalize for N arguments, <text:span text:style-name="T1">such as a list</text:span>. <text:span text:style-name="T27">This is because `and` takes the product of the input biases to calculate the probability of returning `true` and this property carries over to `or` through the symmetric pa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9:46:25.848526000</meta:creation-date>
    <dc:date>2017-05-09T10:03:57.705801000</dc:date>
    <meta:editing-duration>PT7M21S</meta:editing-duration>
    <meta:editing-cycles>1</meta:editing-cycles>
    <meta:document-statistic meta:table-count="0" meta:image-count="0" meta:object-count="0" meta:page-count="2" meta:paragraph-count="61" meta:word-count="366" meta:character-count="2414" meta:non-whitespace-character-count="2049"/>
    <meta:generator>LibreOffice/5.1.2.2$MacOSX_X86_64 LibreOffice_project/d3bf12ecb743fc0d20e0be0c58ca359301eb705f</meta:generator>
  </office:meta>
</office:document-meta>
</file>